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 style:family="paragraph" style:parent-style-name="Heading_20_1">
      <style:text-properties fo:font-variant="normal" fo:text-transform="none" fo:color="#3399ff" style:font-name="inherit" fo:font-size="13pt" fo:letter-spacing="normal" fo:font-style="normal" fo:font-weight="bold" style:font-size-asian="13pt" style:font-size-complex="13pt" loext:padding="0cm" loext:border="none"/>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5"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6"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7"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8" style:family="paragraph" style:parent-style-name="Standard">
      <style:paragraph-properties fo:margin-left="0cm" fo:margin-right="0cm" fo:orphans="2" fo:widows="2" fo:text-indent="0cm" style:auto-text-indent="false"/>
    </style:style>
    <style:style style:name="P9" style:family="paragraph" style:parent-style-name="Heading_20_2">
      <style:text-properties fo:font-variant="normal" fo:text-transform="none" fo:color="#dd0000" style:font-name="Miltonian Tattoo" fo:font-size="18pt" fo:letter-spacing="normal" fo:font-style="normal" fo:font-weight="bold"/>
    </style:style>
    <style:style style:name="P10"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1" style:family="paragraph" style:parent-style-name="Heading_20_2">
      <style:text-properties fo:font-variant="normal" fo:text-transform="none" fo:color="#3399ff" style:font-name="inherit" fo:font-size="13pt" fo:letter-spacing="normal" fo:font-style="normal" fo:font-weight="bold" style:font-size-asian="13pt" style:font-size-complex="13pt" loext:padding="0cm" loext:border="none"/>
    </style:style>
    <style:style style:name="T1" style:family="text">
      <style:text-properties officeooo:rsid="001349d3"/>
    </style:style>
    <style:style style:name="T2" style:family="text">
      <style:text-properties fo:font-variant="normal" fo:text-transform="none" fo:color="#000000" style:font-name="Miltonian Tattoo" fo:font-size="12pt" fo:letter-spacing="normal" fo:font-style="normal" fo:font-weight="normal"/>
    </style:style>
    <style:style style:name="T3" style:family="text">
      <style:text-properties fo:font-variant="normal" fo:text-transform="none" fo:color="#000000" style:font-name="Miltonian Tattoo" fo:font-size="12pt" fo:letter-spacing="normal" fo:font-style="normal" fo:font-weight="normal" officeooo:rsid="00182c15"/>
    </style:style>
    <style:style style:name="T4" style:family="text">
      <style:text-properties fo:font-variant="normal" fo:text-transform="none" fo:color="#000000" style:font-name="Miltonian Tattoo" fo:font-size="12pt" fo:letter-spacing="normal" fo:font-style="italic" fo:font-weight="normal"/>
    </style:style>
    <style:style style:name="T5" style:family="text">
      <style:text-properties fo:font-variant="normal" fo:text-transform="none" fo:color="#000000" style:font-name="Miltonian Tattoo" fo:font-size="10.5pt" fo:letter-spacing="normal" fo:font-style="normal" fo:font-weight="normal"/>
    </style:style>
    <style:style style:name="T6" style:family="text">
      <style:text-properties fo:font-variant="normal" fo:text-transform="none" fo:color="#000000" style:font-name="monospace" fo:font-size="11.25pt" fo:letter-spacing="normal" fo:font-style="normal" fo:font-weight="normal"/>
    </style:style>
    <style:style style:name="T7" style:family="text">
      <style:text-properties fo:font-variant="normal" fo:text-transform="none" fo:color="#000000" style:font-name="monospace" fo:font-size="11.25pt" fo:letter-spacing="normal" fo:font-style="normal" fo:font-weight="normal" loext:padding="0cm" loext:border="none"/>
    </style:style>
    <style:style style:name="T8" style:family="text">
      <style:text-properties fo:font-variant="normal" fo:text-transform="none" fo:color="#000000" style:font-name="monospace" fo:font-size="11.25pt" fo:letter-spacing="normal" fo:font-style="normal" fo:font-weight="bold" loext:padding="0cm" loext:border="none"/>
    </style:style>
    <style:style style:name="T9" style:family="text">
      <style:text-properties fo:font-variant="normal" fo:text-transform="none" fo:color="#000000" style:font-name="monospace" fo:font-size="11.25pt" fo:letter-spacing="normal" fo:font-style="italic" fo:font-weight="normal" loext:padding="0cm" loext:border="none"/>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inherit" fo:font-size="10.5pt" fo:letter-spacing="normal" fo:font-style="italic" fo:font-weight="normal" loext:padding="0cm" loext:border="none"/>
    </style:style>
    <style:style style:name="T12" style:family="text">
      <style:text-properties fo:font-variant="normal" fo:text-transform="none" fo:color="#000000" style:font-name="inherit" fo:font-size="11.25pt" fo:letter-spacing="normal" fo:font-style="italic" fo:font-weight="normal" loext:padding="0cm" loext:border="none"/>
    </style:style>
    <style:style style:name="T13" style:family="text">
      <style:text-properties fo:font-variant="normal" fo:text-transform="none" fo:color="#000000" style:font-name="inherit" fo:font-size="9.75pt" fo:letter-spacing="normal" fo:font-style="italic" fo:font-weight="normal" fo:background-color="#e9ebec" loext:char-shading-value="0" loext:padding="0cm" loext:border="none"/>
    </style:style>
    <style:style style:name="T14" style:family="text">
      <style:text-properties fo:font-variant="normal" fo:text-transform="none" fo:color="#000000" style:font-name="inherit" fo:font-size="12pt" fo:letter-spacing="normal" fo:font-style="normal" fo:font-weight="normal"/>
    </style:style>
    <style:style style:name="T15" style:family="text">
      <style:text-properties fo:font-variant="normal" fo:text-transform="none" fo:color="#000000" style:font-name="inherit" fo:font-size="12pt" fo:letter-spacing="normal" fo:font-style="normal" fo:font-weight="bold" loext:padding="0cm" loext:border="none"/>
    </style:style>
    <style:style style:name="T16" style:family="text">
      <style:text-properties fo:font-variant="normal" fo:text-transform="none" fo:color="#222222" style:font-name="inherit" fo:font-size="9.75pt" fo:letter-spacing="normal" fo:font-style="italic" fo:font-weight="normal" fo:background-color="#e9ebec" loext:char-shading-value="0" loext:padding="0cm" loext:border="none"/>
    </style:style>
    <style:style style:name="T17" style:family="text">
      <style:text-properties fo:font-variant="normal" fo:text-transform="none" fo:color="#0004f9" style:font-name="Miltonian Tattoo" fo:font-size="12pt" fo:letter-spacing="normal" fo:font-style="normal" fo:font-weight="normal" loext:padding="0cm" loext:border="none"/>
    </style:style>
    <style:style style:name="T18" style:family="text">
      <style:text-properties fo:color="#000000" style:font-name="Miltonian Tattoo" fo:font-size="12pt" fo:letter-spacing="normal" fo:font-style="italic" fo:font-weight="normal"/>
    </style:style>
    <style:style style:name="T19" style:family="text">
      <style:text-properties fo:color="#000000" style:font-name="monospace" fo:font-size="11.25pt" fo:letter-spacing="normal" fo:font-style="italic" fo:font-weight="normal" loext:padding="0cm" loext:border="none"/>
    </style:style>
    <style:style style:name="T20" style:family="text">
      <style:text-properties officeooo:rsid="001a0603"/>
    </style:style>
    <style:style style:name="T21" style:family="text">
      <style:text-properties fo:color="#6699cc" style:font-name="Miltonian Tattoo" fo:font-size="14.25pt" fo:letter-spacing="normal" fo:font-style="italic" fo:font-weight="normal"/>
    </style:style>
    <style:style style:name="T22" style:family="text">
      <style:text-properties fo:color="#6699cc" style:font-name="Miltonian Tattoo" fo:font-size="14.25pt" fo:letter-spacing="normal" fo:font-style="italic" fo:font-weight="normal" officeooo:rsid="001bb1ce"/>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 text:c="11"/>Linux Device Driver Tutorial Part 15 – <text:tab/> <text:s text:c="4"/><text:tab/><text:tab/> <text:s/>Workqueue in Linux Kernel Part 2</text:h>
      <text:p text:style-name="Standard"/>
      <text:h text:style-name="P1" text:outline-level="1"><text:bookmark text:name="Initialize_work_using_Static_Method"/>Initialize work using <text:span text:style-name="T1">Dynamic</text:span> Method</text:h>
      <text:p text:style-name="Standard"/>
      <text:p text:style-name="P5"><text:span text:style-name="T2">The below call creates a workqueue by the name </text:span><text:span text:style-name="Source_20_Text"><text:span text:style-name="T7">work </text:span></text:span><text:span text:style-name="T2">and the function that gets scheduled in the queue is </text:span><text:span text:style-name="Source_20_Text"><text:span text:style-name="T7">work_fn</text:span></text:span><text:span text:style-name="T2">.</text:span></text:p>
      <text:p text:style-name="Standard"/>
      <text:p text:style-name="Standard"><text:tab/><text:tab/><text:tab/><text:tab/><text:span text:style-name="Strong_20_Emphasis"><text:span text:style-name="T8">INIT_WORK(work,work_fn)</text:span></text:span></text:p>
      <text:p text:style-name="Standard"/>
      <text:p text:style-name="Standard"/>
      <text:p text:style-name="P5"><text:span text:style-name="Source_20_Text"><text:span text:style-name="T19">name</text:span></text:span><text:span text:style-name="T18">:</text:span><text:span text:style-name="T4"> </text:span><text:span text:style-name="T2">The name of the “work_struct” structure that has to be created.</text:span></text:p>
      <text:p text:style-name="P5"><text:span text:style-name="Source_20_Text"><text:span text:style-name="T19">func</text:span></text:span><text:span text:style-name="T18">:</text:span><text:span text:style-name="T4"> </text:span><text:span text:style-name="T2">The function to be scheduled in this workqueue.</text:span></text:p>
      <text:p text:style-name="Standard"/>
      <text:p text:style-name="Standard"/>
      <text:h text:style-name="P1" text:outline-level="1"><text:bookmark text:name="Schedule_work_to_the_Workqueue"/>Schedule work to the Workqueue</text:h>
      <text:p text:style-name="P3">These below functions used to allocate the work to the queue.</text:p>
      <text:p text:style-name="Standard"/>
      <text:p text:style-name="Standard"/>
      <text:h text:style-name="P11" text:outline-level="2"><text:bookmark text:name="Schedule_work"/>Schedule_work</text:h>
      <text:p text:style-name="Standard"/>
      <text:p text:style-name="P4">This function puts a job in the kernel-global workqueue if it was not already queued and leaves it in the same position on the kernel-global workqueue otherwise.</text:p>
      <text:p text:style-name="Standard"/>
      <text:p text:style-name="Standard"><text:tab/><text:tab/><text:tab/><text:span text:style-name="Strong_20_Emphasis"><text:span text:style-name="Source_20_Text"><text:span text:style-name="T8">int schedule_work( struct work_struct *work );</text:span></text:span></text:span></text:p>
      <text:p text:style-name="Standard"/>
      <text:p text:style-name="P4">where,</text:p>
      <text:p text:style-name="Standard"><text:tab/><text:tab/><text:span text:style-name="Emphasis"><text:span text:style-name="Source_20_Text"><text:span text:style-name="T9">work </text:span></text:span></text:span><text:span text:style-name="Emphasis"><text:span text:style-name="T11">– </text:span></text:span><text:span text:style-name="T5">job to be done</text:span></text:p>
      <text:p text:style-name="Standard"/>
      <text:p text:style-name="P6"><text:span text:style-name="T5">Returns zero if </text:span><text:span text:style-name="Emphasis"><text:span text:style-name="Source_20_Text"><text:span text:style-name="T19">work</text:span></text:span></text:span><text:span text:style-name="Emphasis"><text:span text:style-name="Source_20_Text"><text:span text:style-name="T9"> </text:span></text:span></text:span><text:span text:style-name="T5">was already on the kernel-global workqueue and non-zero otherwise.</text:span></text:p>
      <text:p text:style-name="Standard"/>
      <text:p text:style-name="Standard"/>
      <text:h text:style-name="P11" text:outline-level="2"><text:bookmark text:name="Scheduled_delayed_work"/>Scheduled_delayed_work</text:h>
      <text:p text:style-name="Standard"/>
      <text:p text:style-name="P4">After waiting for a given time this function puts a job in the kernel-global workqueue.</text:p>
      <text:p text:style-name="Standard"/>
      <text:p text:style-name="Standard"><text:tab/><text:tab/><text:span text:style-name="Strong_20_Emphasis"><text:span text:style-name="Source_20_Text"><text:span text:style-name="T8">int scheduled_delayed_work( struct delayed_work *dwork, <text:tab/><text:tab/><text:tab/><text:tab/><text:tab/><text:tab/><text:tab/><text:tab/> <text:s/>unsigned long delay );</text:span></text:span></text:span></text:p>
      <text:p text:style-name="Standard"/>
      <text:p text:style-name="P4">where,</text:p>
      <text:p text:style-name="Standard"/>
      <text:p text:style-name="P6"><text:span text:style-name="Emphasis"><text:span text:style-name="Source_20_Text"><text:span text:style-name="T19">dwork </text:span></text:span></text:span><text:span text:style-name="T10">– </text:span><text:span text:style-name="T5">job to be done</text:span></text:p>
      <text:p text:style-name="P6"><text:soft-page-break/><text:span text:style-name="Source_20_Text"><text:span text:style-name="Emphasis"><text:span text:style-name="T12">delay</text:span></text:span></text:span><text:span text:style-name="Source_20_Text"><text:span text:style-name="T7"> </text:span></text:span><text:span text:style-name="T10">–</text:span><text:span text:style-name="T5">number of jiffies to wait or 0 for immediate execution</text:span></text:p>
      <text:p text:style-name="Standard"/>
      <text:p text:style-name="Standard"/>
      <text:h text:style-name="P11" text:outline-level="2"><text:bookmark text:name="Schedule_work_on"/>Schedule_work_on</text:h>
      <text:p text:style-name="Standard"/>
      <text:p text:style-name="P4">This puts a job on a specific cpu.</text:p>
      <text:p text:style-name="Standard"/>
      <text:p text:style-name="Standard"><text:tab/><text:tab/><text:span text:style-name="Strong_20_Emphasis"><text:span text:style-name="Source_20_Text"><text:span text:style-name="T8">int schedule_work_on( int cpu, struct work_struct *work );</text:span></text:span></text:span></text:p>
      <text:p text:style-name="Standard"/>
      <text:p text:style-name="P4">where,</text:p>
      <text:p text:style-name="Standard"/>
      <text:p text:style-name="P6"><text:span text:style-name="Source_20_Text"><text:span text:style-name="T16">cpu</text:span></text:span><text:span text:style-name="T10">– </text:span><text:span text:style-name="T5">cpu to put the work task on</text:span></text:p>
      <text:p text:style-name="P6"><text:span text:style-name="Source_20_Text"><text:span text:style-name="T13">work</text:span></text:span><text:span text:style-name="T10">– </text:span><text:span text:style-name="T5">job to be done</text:span></text:p>
      <text:p text:style-name="Standard"/>
      <text:h text:style-name="P11" text:outline-level="2"><text:bookmark text:name="Scheduled_delayed_work_on"/>Scheduled_delayed_work_on</text:h>
      <text:p text:style-name="Standard"/>
      <text:p text:style-name="P4">After waiting for a given time this puts a job in the kernel-global workqueue on the specified CPU.</text:p>
      <text:p text:style-name="Standard"/>
      <text:p text:style-name="P7"><text:span text:style-name="Source_20_Text"><text:span text:style-name="T8">int scheduled_delayed_work_on(int cpu, struct delayed_work *dwork, <text:tab/><text:tab/><text:tab/><text:tab/><text:tab/><text:tab/> <text:s text:c="3"/>unsigned long delay );</text:span></text:span></text:p>
      <text:p text:style-name="Standard"/>
      <text:p text:style-name="P4">where,</text:p>
      <text:p text:style-name="Standard"/>
      <text:p text:style-name="P6"><text:span text:style-name="Source_20_Text"><text:span text:style-name="T7">cpu </text:span></text:span><text:span text:style-name="T10">– </text:span><text:span text:style-name="T5">cpu to put the work task on</text:span></text:p>
      <text:p text:style-name="P6"><text:span text:style-name="Emphasis"><text:span text:style-name="Source_20_Text"><text:span text:style-name="T19">dwork </text:span></text:span></text:span><text:span text:style-name="T10">– </text:span><text:span text:style-name="T5">job to be done</text:span></text:p>
      <text:p text:style-name="P6"><text:span text:style-name="Source_20_Text"><text:span text:style-name="Emphasis"><text:span text:style-name="T12">delay</text:span></text:span></text:span><text:span text:style-name="Source_20_Text"><text:span text:style-name="T7"> </text:span></text:span><text:span text:style-name="T10">– </text:span><text:span text:style-name="T5">number of jiffies to wait or 0 for immediate execution</text:span></text:p>
      <text:p text:style-name="Standard"/>
      <text:p text:style-name="Standard"/>
      <text:h text:style-name="P2" text:outline-level="1"><text:bookmark text:name="Delete_work_from_workqueue"/>Delete work from workqueue</text:h>
      <text:p text:style-name="Standard"/>
      <text:p text:style-name="P6"><text:span text:style-name="T2">There are also a number of helper functions that you can use to flush or cancel work on work queues. To flush a particular work item and block until the work is complete, you can make a call to </text:span><text:span text:style-name="Source_20_Text"><text:span text:style-name="T7">flush_work</text:span></text:span><text:span text:style-name="T2">. All work on a given work queue can be completed using a call to. In both cases, the caller blocks until the operation is complete. To flush the kernel-global work queue, call </text:span><text:span text:style-name="Source_20_Text"><text:span text:style-name="T7">flush_scheduled_work</text:span></text:span><text:span text:style-name="T2">.</text:span></text:p>
      <text:p text:style-name="Standard"/>
      <text:p text:style-name="P5"><text:span text:style-name="Source_20_Text"><text:span text:style-name="T7"><text:tab/><text:tab/>int flush_work( struct work_struct *work );</text:span></text:span></text:p>
      <text:p text:style-name="P5"><text:span text:style-name="Source_20_Text"><text:span text:style-name="T7"><text:tab/><text:tab/>void flush_scheduled_work( void );</text:span></text:span></text:p>
      <text:h text:style-name="P2" text:outline-level="1"><text:bookmark text:name="Cancel_Work_from_workqueue"/><text:soft-page-break/>Cancel Work from workqueue</text:h>
      <text:p text:style-name="Standard"/>
      <text:p text:style-name="P6"><text:span text:style-name="T2">You can cancel work if it is not already executing in a handler. A call to </text:span><text:span text:style-name="Source_20_Text"><text:span text:style-name="T7">cancel_work_sync </text:span></text:span><text:span text:style-name="T2">will terminate the work in the queue or block until the callback has finished (if the work is already in progress in the handler). If the work is delayed, you can use a call to </text:span><text:span text:style-name="Source_20_Text"><text:span text:style-name="T7">cancel_delayed_work_sync</text:span></text:span><text:span text:style-name="T2">.</text:span></text:p>
      <text:p text:style-name="Standard"/>
      <text:p text:style-name="Standard"><text:tab/><text:tab/><text:span text:style-name="T6">int cancel_work_sync( struct work_struct *work );</text:span></text:p>
      <text:p text:style-name="Standard"><text:tab/><text:tab/><text:span text:style-name="T6">int cancel_delayed_work_sync( struct delayed_work *dwork );</text:span></text:p>
      <text:p text:style-name="Standard"/>
      <text:p text:style-name="Standard"/>
      <text:h text:style-name="P2" text:outline-level="1"><text:bookmark text:name="Check_workqueue"/>Check workqueue</text:h>
      <text:p text:style-name="Standard"/>
      <text:p text:style-name="P6"><text:span text:style-name="T2">Finally, you can find out whether a work item is pending (not yet executed by the handler) with a call to </text:span><text:span text:style-name="Source_20_Text"><text:span text:style-name="T7">work_pending </text:span></text:span><text:span text:style-name="T2">or </text:span><text:span text:style-name="T3">d</text:span><text:span text:style-name="Source_20_Text"><text:span text:style-name="T7">elayed_work_pending</text:span></text:span><text:span text:style-name="T2">.</text:span></text:p>
      <text:p text:style-name="Standard"/>
      <text:p text:style-name="Standard"><text:tab/><text:tab/><text:span text:style-name="T6">work_pending( work );</text:span></text:p>
      <text:p text:style-name="Standard"><text:tab/><text:tab/><text:span text:style-name="T6">delayed_work_pending( work );</text:span></text:p>
      <text:p text:style-name="Standard"/>
      <text:p text:style-name="Standard"/>
      <text:p text:style-name="Standard"/>
      <text:h text:style-name="P10" text:outline-level="2"><text:bookmark text:name="Driver_Source_Code"/>Driver Source Code</text:h>
      <text:p text:style-name="Standard"/>
      <text:p text:style-name="P6"><text:span text:style-name="T2">In that source code, When we read the </text:span><text:span text:style-name="Source_20_Text"><text:span text:style-name="T7">/dev/etx_device </text:span></text:span><text:span text:style-name="T2">interrupt will hit (To understand interrupts in Linux go to </text:span><text:a xlink:type="simple" xlink:href="https://www.embetronicx.com/tutorials/linux/device-drivers/linux-device-driver-tutorial-part-13-interrupt-example-program-in-linux-kernel/" text:style-name="Internet_20_link" text:visited-style-name="Visited_20_Internet_20_Link"><text:span text:style-name="T17">this tutorial</text:span></text:a><text:span text:style-name="T2">). Whenever interrupt hits, I’m scheduling the work to the workqueue. I’m not going to do any job in both interrupt handler and workqueue function, <text:s/>since it is a tutorial post. But in real workqueues, this function can be used to carry out any operations that need to be scheduled.</text:span></text:p>
      <text:p text:style-name="Standard"/>
      <text:p text:style-name="Standard"><text:tab/><text:tab/><text:tab/><text:span text:style-name="T20">WorkQueueD.c</text:span></text:p>
      <text:p text:style-name="Standard"/>
      <text:p text:style-name="Standard"/>
      <text:h text:style-name="P1" text:outline-level="1"><text:bookmark text:name="Building_Driver_and_Application"/><text:bookmark text:name="Building_and_Testing_Driver"/>Building and Testing Driver</text:h>
      <text:p text:style-name="Standard"/>
      <text:p text:style-name="Standard"><text:tab/>* <text:span text:style-name="T14">Build the driver by using Makefile (</text:span><text:span text:style-name="Source_20_Text"><text:span text:style-name="Emphasis"><text:span text:style-name="T12">sudo make</text:span></text:span></text:span><text:span text:style-name="T14">)</text:span></text:p>
      <text:p text:style-name="Standard"><text:tab/>* <text:span text:style-name="T14">Load the driver using </text:span><text:span text:style-name="Source_20_Text"><text:span text:style-name="T7">sudo insmod driver.ko</text:span></text:span></text:p>
      <text:p text:style-name="Standard"><text:tab/>* <text:span text:style-name="T14">To trigger interrupt read device file (</text:span><text:span text:style-name="Source_20_Text"><text:span text:style-name="T7">sudo cat /dev/etx_device</text:span></text:span><text:span text:style-name="T14">)</text:span></text:p>
      <text:p text:style-name="Standard"><text:tab/>* <text:span text:style-name="T14">Now see the Dmesg (</text:span><text:span text:style-name="Source_20_Text"><text:span text:style-name="T7">dmesg</text:span></text:span><text:span text:style-name="T14">)</text:span></text:p>
      <text:p text:style-name="Standard"/>
      <text:p text:style-name="P8"><text:soft-page-break/><text:span text:style-name="T22">khan</text:span><text:span text:style-name="T21">@</text:span><text:span text:style-name="T22">dell</text:span><text:span text:style-name="T21">: dmesg</text:span></text:p>
      <text:p text:style-name="Standard"/>
      <text:p text:style-name="P8"><text:span text:style-name="T21">[11213.943071] Major = 246 Minor = 0</text:span><text:line-break/><text:span text:style-name="T21">[11213.945181] Device Driver Insert…Done!!!</text:span><text:line-break/><text:span text:style-name="T21">[11217.255727] Device File Opened…!!!</text:span><text:line-break/><text:span text:style-name="T21">[11217.255747] Read function</text:span><text:line-break/><text:span text:style-name="T21">[11217.255783] Shared IRQ: Interrupt Occurred</text:span><text:line-break/><text:span text:style-name="T21">[11217.255845] Executing Workqueue Function</text:span><text:line-break/><text:span text:style-name="T21">[11217.255860] Device File Closed…!!!</text:span></text:p>
      <text:p text:style-name="Standard"/>
      <text:p text:style-name="Standard"/>
      <text:p text:style-name="Standard"><text:tab/>* <text:span text:style-name="T14">We can able to see the print “</text:span><text:span text:style-name="Strong_20_Emphasis"><text:span text:style-name="T15">Shared IRQ: Interrupt Occurred</text:span></text:span><text:span text:style-name="T14">“ and <text:tab/> <text:s/>“</text:span><text:span text:style-name="Strong_20_Emphasis"><text:span text:style-name="T15">Executing Workqueue Function</text:span></text:span><text:span text:style-name="T14">“</text:span></text:p>
      <text:p text:style-name="Standard"/>
      <text:p text:style-name="Standard"><text:tab/>* <text:span text:style-name="T14">Unload the module using </text:span><text:span text:style-name="Source_20_Text"><text:span text:style-name="T7">sudo rmmod driver</text:span></text:span></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59:27.592981106</meta:creation-date>
    <dc:date>2018-09-28T12:04:34.915618775</dc:date>
    <meta:editing-duration>PT17M40S</meta:editing-duration>
    <meta:editing-cycles>4</meta:editing-cycles>
    <meta:generator>LibreOffice/5.1.6.2$Linux_X86_64 LibreOffice_project/10m0$Build-2</meta:generator>
    <meta:document-statistic meta:table-count="0" meta:image-count="0" meta:object-count="0" meta:page-count="4" meta:paragraph-count="57" meta:word-count="612" meta:character-count="3871" meta:non-whitespace-character-count="3231"/>
  </office:meta>
</office:document-meta>
</file>